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Epoch <text:s text:c="2"/>gpu_mem <text:s text:c="6"/>box <text:s text:c="6"/>obj <text:s text:c="6"/>cls <text:s text:c="3"/>labels <text:s/>img_size</text:p>
      <text:p text:style-name="Standard"><text:s text:c="3"/>293/299 <text:s text:c="4"/>2.87G <text:s text:c="2"/>0.04554 <text:s/>0.007356 <text:s text:c="2"/>0.01898 <text:s text:c="6"/>384 <text:s text:c="6"/>224: 100%|███████████████████████| 94/94 [04:49&lt;00:00, <text:s/>3.08s/it]</text:p>
      <text:p text:style-name="Standard"><text:s text:c="15"/>Class <text:s text:c="4"/>Images <text:s text:c="4"/>Labels <text:s text:c="9"/>P <text:s text:c="9"/>R <text:s text:c="4"/>mAP@.5 mAP@.5:.95: 100%|███████| 12/12 [00:07&lt;00:00, <text:s/>1.68it/s]</text:p>
      <text:p text:style-name="Standard"><text:s text:c="17"/>all <text:s text:c="6"/>3000 <text:s text:c="6"/>7543 <text:s text:c="5"/>0.332 <text:s text:c="5"/>0.286 <text:s text:c="5"/>0.249 <text:s text:c="5"/>0.103</text:p>
      <text:p text:style-name="Standard"/>
      <text:p text:style-name="Standard"><text:s text:c="5"/>Epoch <text:s text:c="2"/>gpu_mem <text:s text:c="6"/>box <text:s text:c="6"/>obj <text:s text:c="6"/>cls <text:s text:c="3"/>labels <text:s/>img_size</text:p>
      <text:p text:style-name="Standard"><text:s text:c="3"/>294/299 <text:s text:c="4"/>2.87G <text:s text:c="2"/>0.04582 <text:s/>0.007449 <text:s text:c="2"/>0.01941 <text:s text:c="6"/>307 <text:s text:c="6"/>224: 100%|███████████████████████| 94/94 [04:49&lt;00:00, <text:s/>3.08s/it]</text:p>
      <text:p text:style-name="Standard"><text:s text:c="15"/>Class <text:s text:c="4"/>Images <text:s text:c="4"/>Labels <text:s text:c="9"/>P <text:s text:c="9"/>R <text:s text:c="4"/>mAP@.5 mAP@.5:.95: 100%|███████| 12/12 [00:06&lt;00:00, <text:s/>1.88it/s]</text:p>
      <text:p text:style-name="Standard"><text:s text:c="17"/>all <text:s text:c="6"/>3000 <text:s text:c="6"/>7543 <text:s text:c="5"/>0.328 <text:s text:c="5"/>0.291 <text:s text:c="6"/>0.25 <text:s text:c="5"/>0.103</text:p>
      <text:p text:style-name="Standard"/>
      <text:p text:style-name="Standard"><text:s text:c="5"/>Epoch <text:s text:c="2"/>gpu_mem <text:s text:c="6"/>box <text:s text:c="6"/>obj <text:s text:c="6"/>cls <text:s text:c="3"/>labels <text:s/>img_size</text:p>
      <text:p text:style-name="Standard"><text:s text:c="3"/>295/299 <text:s text:c="4"/>2.87G <text:s text:c="2"/>0.04598 <text:s/>0.007572 <text:s text:c="2"/>0.01962 <text:s text:c="6"/>371 <text:s text:c="6"/>224: 100%|███████████████████████| 94/94 [04:38&lt;00:00, <text:s/>2.96s/it]</text:p>
      <text:p text:style-name="Standard"><text:s text:c="15"/>Class <text:s text:c="4"/>Images <text:s text:c="4"/>Labels <text:s text:c="9"/>P <text:s text:c="9"/>R <text:s text:c="4"/>mAP@.5 mAP@.5:.95: 100%|███████| 12/12 [00:07&lt;00:00, <text:s/>1.68it/s]</text:p>
      <text:p text:style-name="Standard"><text:s text:c="17"/>all <text:s text:c="6"/>3000 <text:s text:c="6"/>7543 <text:s text:c="5"/>0.334 <text:s text:c="5"/>0.287 <text:s text:c="6"/>0.25 <text:s text:c="5"/>0.103</text:p>
      <text:p text:style-name="Standard"/>
      <text:p text:style-name="Standard"><text:s text:c="5"/>Epoch <text:s text:c="2"/>gpu_mem <text:s text:c="6"/>box <text:s text:c="6"/>obj <text:s text:c="6"/>cls <text:s text:c="3"/>labels <text:s/>img_size</text:p>
      <text:p text:style-name="Standard"><text:s text:c="3"/>296/299 <text:s text:c="4"/>2.87G <text:s text:c="2"/>0.04577 <text:s/>0.007434 <text:s text:c="3"/>0.0192 <text:s text:c="6"/>371 <text:s text:c="6"/>224: 100%|███████████████████████| 94/94 [04:40&lt;00:00, <text:s/>2.99s/it]</text:p>
      <text:p text:style-name="Standard"><text:s text:c="15"/>Class <text:s text:c="4"/>Images <text:s text:c="4"/>Labels <text:s text:c="9"/>P <text:s text:c="9"/>R <text:s text:c="4"/>mAP@.5 mAP@.5:.95: 100%|███████| 12/12 [00:06&lt;00:00, <text:s/>1.76it/s]</text:p>
      <text:p text:style-name="Standard"><text:s text:c="17"/>all <text:s text:c="6"/>3000 <text:s text:c="6"/>7543 <text:s text:c="5"/>0.328 <text:s text:c="5"/>0.292 <text:s text:c="6"/>0.25 <text:s text:c="5"/>0.103</text:p>
      <text:p text:style-name="Standard"/>
      <text:p text:style-name="Standard"><text:s text:c="5"/>Epoch <text:s text:c="2"/>gpu_mem <text:s text:c="6"/>box <text:s text:c="6"/>obj <text:s text:c="6"/>cls <text:s text:c="3"/>labels <text:s/>img_size</text:p>
      <text:p text:style-name="Standard"><text:s text:c="3"/>297/299 <text:s text:c="4"/>2.87G <text:s text:c="2"/>0.04585 <text:s/>0.007556 <text:s text:c="2"/>0.01895 <text:s text:c="6"/>377 <text:s text:c="6"/>224: 100%|███████████████████████| 94/94 [04:51&lt;00:00, <text:s/>3.10s/it]</text:p>
      <text:p text:style-name="Standard"><text:s text:c="15"/>Class <text:s text:c="4"/>Images <text:s text:c="4"/>Labels <text:s text:c="9"/>P <text:s text:c="9"/>R <text:s text:c="4"/>mAP@.5 mAP@.5:.95: 100%|███████| 12/12 [00:06&lt;00:00, <text:s/>1.81it/s]</text:p>
      <text:p text:style-name="Standard"><text:s text:c="17"/>all <text:s text:c="6"/>3000 <text:s text:c="6"/>7543 <text:s text:c="5"/>0.329 <text:s text:c="6"/>0.29 <text:s text:c="6"/>0.25 <text:s text:c="5"/>0.103</text:p>
      <text:p text:style-name="Standard"/>
      <text:p text:style-name="Standard"><text:s text:c="5"/>Epoch <text:s text:c="2"/>gpu_mem <text:s text:c="6"/>box <text:s text:c="6"/>obj <text:s text:c="6"/>cls <text:s text:c="3"/>labels <text:s/>img_size</text:p>
      <text:p text:style-name="Standard"><text:s text:c="3"/>298/299 <text:s text:c="4"/>2.87G <text:s text:c="2"/>0.04581 <text:s/>0.007453 <text:s text:c="2"/>0.01932 <text:s text:c="6"/>356 <text:s text:c="6"/>224: 100%|███████████████████████| 94/94 [04:43&lt;00:00, <text:s/>3.01s/it]</text:p>
      <text:p text:style-name="Standard"><text:s text:c="15"/>Class <text:s text:c="4"/>Images <text:s text:c="4"/>Labels <text:s text:c="9"/>P <text:s text:c="9"/>R <text:s text:c="4"/>mAP@.5 mAP@.5:.95: 100%|███████| 12/12 [00:06&lt;00:00, <text:s/>1.72it/s]</text:p>
      <text:p text:style-name="Standard"><text:s text:c="17"/>all <text:s text:c="6"/>3000 <text:s text:c="6"/>7543 <text:s text:c="5"/>0.329 <text:s text:c="5"/>0.289 <text:s text:c="5"/>0.249 <text:s text:c="5"/>0.102</text:p>
      <text:p text:style-name="Standard"/>
      <text:p text:style-name="Standard"><text:soft-page-break/><text:s text:c="5"/>Epoch <text:s text:c="2"/>gpu_mem <text:s text:c="6"/>box <text:s text:c="6"/>obj <text:s text:c="6"/>cls <text:s text:c="3"/>labels <text:s/>img_size</text:p>
      <text:p text:style-name="Standard"><text:s text:c="3"/>299/299 <text:s text:c="4"/>2.87G <text:s text:c="2"/>0.04571 <text:s/>0.007258 <text:s text:c="2"/>0.01978 <text:s text:c="6"/>279 <text:s text:c="6"/>224: 100%|███████████████████████| 94/94 [04:41&lt;00:00, <text:s/>2.99s/it]</text:p>
      <text:p text:style-name="Standard"><text:s text:c="15"/>Class <text:s text:c="4"/>Images <text:s text:c="4"/>Labels <text:s text:c="9"/>P <text:s text:c="9"/>R <text:s text:c="4"/>mAP@.5 mAP@.5:.95: 100%|███████| 12/12 [00:09&lt;00:00, <text:s/>1.24it/s]</text:p>
      <text:p text:style-name="Standard"><text:s text:c="17"/>all <text:s text:c="6"/>3000 <text:s text:c="6"/>7543 <text:s text:c="6"/>0.35 <text:s text:c="5"/>0.273 <text:s text:c="5"/>0.249 <text:s text:c="5"/>0.103</text:p>
      <text:p text:style-name="Standard"><text:s text:c="2"/>Aortic enlargement <text:s text:c="6"/>3000 <text:s text:c="6"/>1381 <text:s text:c="5"/>0.628 <text:s text:c="5"/>0.459 <text:s text:c="5"/>0.585 <text:s text:c="5"/>0.319</text:p>
      <text:p text:style-name="Standard"><text:s text:c="9"/>Atelectasis <text:s text:c="6"/>3000 <text:s text:c="8"/>74 <text:s text:c="5"/>0.391 <text:s text:c="5"/>0.392 <text:s text:c="5"/>0.251 <text:s text:c="4"/>0.0744</text:p>
      <text:p text:style-name="Standard"><text:s text:c="7"/>Calcification <text:s text:c="6"/>3000 <text:s text:c="7"/>206 <text:s text:c="5"/>0.337 <text:s text:c="4"/>0.0964 <text:s text:c="4"/>0.0935 <text:s text:c="4"/>0.0246</text:p>
      <text:p text:style-name="Standard"><text:s text:c="8"/>Cardiomegaly <text:s text:c="6"/>3000 <text:s text:c="6"/>1097 <text:s text:c="5"/>0.684 <text:s text:c="5"/>0.414 <text:s text:c="5"/>0.581 <text:s text:c="5"/>0.337</text:p>
      <text:p text:style-name="Standard"><text:s text:c="7"/>Consolidation <text:s text:c="6"/>3000 <text:s text:c="7"/>124 <text:s text:c="5"/>0.375 <text:s text:c="5"/>0.331 <text:s text:c="5"/>0.302 <text:s text:c="5"/>0.122</text:p>
      <text:p text:style-name="Standard"><text:s text:c="17"/>ILD <text:s text:c="6"/>3000 <text:s text:c="7"/>201 <text:s text:c="5"/>0.189 <text:s text:c="5"/>0.154 <text:s text:c="5"/>0.115 <text:s text:c="4"/>0.0364</text:p>
      <text:p text:style-name="Standard"><text:s text:c="8"/>Infiltration <text:s text:c="6"/>3000 <text:s text:c="7"/>264 <text:s text:c="5"/>0.351 <text:s text:c="5"/>0.254 <text:s text:c="5"/>0.229 <text:s text:c="4"/>0.0807</text:p>
      <text:p text:style-name="Standard"><text:s text:c="8"/>Lung Opacity <text:s text:c="6"/>3000 <text:s text:c="7"/>579 <text:s text:c="5"/>0.306 <text:s text:c="5"/>0.333 <text:s text:c="5"/>0.237 <text:s text:c="4"/>0.0785</text:p>
      <text:p text:style-name="Standard"><text:s text:c="9"/>Nodule/Mass <text:s text:c="6"/>3000 <text:s text:c="7"/>557 <text:s text:c="5"/>0.317 <text:s text:c="5"/>0.111 <text:s text:c="4"/>0.0987 <text:s text:c="4"/>0.0351</text:p>
      <text:p text:style-name="Standard"><text:s text:c="8"/>Other lesion <text:s text:c="6"/>3000 <text:s text:c="7"/>431 <text:s text:c="5"/>0.179 <text:s text:c="5"/>0.151 <text:s text:c="4"/>0.0882 <text:s text:c="4"/>0.0261</text:p>
      <text:p text:style-name="Standard"><text:s text:c="4"/>Pleural effusion <text:s text:c="6"/>3000 <text:s text:c="7"/>555 <text:s text:c="5"/>0.365 <text:s text:c="5"/>0.428 <text:s text:c="5"/>0.377 <text:s text:c="5"/>0.133</text:p>
      <text:p text:style-name="Standard"><text:s text:c="2"/>Pleural thickening <text:s text:c="6"/>3000 <text:s text:c="6"/>1018 <text:s text:c="5"/>0.252 <text:s text:c="5"/>0.265 <text:s text:c="5"/>0.181 <text:s text:c="4"/>0.0489</text:p>
      <text:p text:style-name="Standard"><text:s text:c="8"/>Pneumothorax <text:s text:c="6"/>3000 <text:s text:c="8"/>61 <text:s text:c="5"/>0.255 <text:s text:c="5"/>0.164 <text:s text:c="6"/>0.14 <text:s text:c="4"/>0.0576</text:p>
      <text:p text:style-name="Standard"><text:s text:c="2"/>Pulmonary fibrosis <text:s text:c="6"/>3000 <text:s text:c="7"/>995 <text:s text:c="5"/>0.278 <text:s text:c="5"/>0.269 <text:s text:c="5"/>0.205 <text:s text:c="4"/>0.0632</text:p>
      <text:p text:style-name="Standard">300 epochs completed in 24.440 hours.</text:p>
      <text:p text:style-name="Standard"/>
      <text:p text:style-name="Standard">Optimizer stripped from runs/train/xray_yolov5s_result29/weights/last.pt, 14.4MB</text:p>
      <text:p text:style-name="Standard">Optimizer stripped from runs/train/xray_yolov5s_result29/weights/best.pt, 14.4MB</text:p>
      <text:p text:style-name="Standard">Images sizes do not match. This will causes images to be display incorrectly in the UI.</text:p>
      <text:p text:style-name="Standard"/>
      <text:p text:style-name="Standard">wandb: Waiting for W&amp;B process to finish, PID 1117454</text:p>
      <text:p text:style-name="Standard">wandb: Program ended successfully.</text:p>
      <text:p text:style-name="Standard">wandb: <text:s text:c="79"/></text:p>
      <text:p text:style-name="Standard">wandb: Find user logs for this run at: /home/class3/x_ray/yolov5/wandb/run-20210826_173122-2v5vuqpz/logs/debug.log</text:p>
      <text:p text:style-name="Standard">wandb: Find internal logs for this run at: /home/class3/x_ray/yolov5/wandb/run-20210826_173122-2v5vuqpz/logs/debug-internal.log</text:p>
      <text:p text:style-name="Standard">wandb: Run summary:</text:p>
      <text:p text:style-name="Standard">wandb: <text:s text:c="16"/>train/box_loss 0.04571</text:p>
      <text:p text:style-name="Standard">wandb: <text:s text:c="16"/>train/obj_loss 0.00726</text:p>
      <text:p text:style-name="Standard">wandb: <text:s text:c="16"/>train/cls_loss 0.01978</text:p>
      <text:p text:style-name="Standard">wandb: <text:s text:c="13"/>metrics/precision 0.35049</text:p>
      <text:p text:style-name="Standard">wandb: <text:s text:c="16"/>metrics/recall 0.27297</text:p>
      <text:p text:style-name="Standard">wandb: <text:s text:c="15"/>metrics/mAP_0.5 0.24887</text:p>
      <text:p text:style-name="Standard">wandb: <text:s text:c="10"/>metrics/mAP_0.5:0.95 0.10259</text:p>
      <text:p text:style-name="Standard"><text:soft-page-break/>wandb: <text:s text:c="18"/>val/box_loss 0.05105</text:p>
      <text:p text:style-name="Standard">wandb: <text:s text:c="18"/>val/obj_loss 0.00535</text:p>
      <text:p text:style-name="Standard">wandb: <text:s text:c="18"/>val/cls_loss 0.02545</text:p>
      <text:p text:style-name="Standard">wandb: <text:s text:c="25"/>x/lr0 0.002</text:p>
      <text:p text:style-name="Standard">wandb: <text:s text:c="25"/>x/lr1 0.002</text:p>
      <text:p text:style-name="Standard">wandb: <text:s text:c="25"/>x/lr2 0.002</text:p>
      <text:p text:style-name="Standard">wandb: <text:s text:c="22"/>_runtime 87999</text:p>
      <text:p text:style-name="Standard">wandb: <text:s text:c="20"/>_timestamp 1630054681</text:p>
      <text:p text:style-name="Standard">wandb: <text:s text:c="25"/>_step 300</text:p>
      <text:p text:style-name="Standard">wandb: Run history:</text:p>
      <text:p text:style-name="Standard">wandb: <text:s text:c="8"/>train/box_loss █▆▅▄▄▄▄▃▃▃▃▃▃▄▃▃▃▃▃▃▃▂▂▂▂▂▂▂▂▂▂▁▁▁▁▁▁▁▁▁</text:p>
      <text:p text:style-name="Standard">wandb: <text:s text:c="8"/>train/obj_loss █▆▆▅▅▄▄▄▄▄▃▃▃▅▄▃▃▃▃▃▂▃▃▃▃▂▃▃▂▂▂▂▂▁▂▁▁▁▁▁</text:p>
      <text:p text:style-name="Standard">wandb: <text:s text:c="8"/>train/cls_loss █▇▆▅▅▄▄▄▄▄▄▄▃▄▃▃▃▃▃▃▃▃▃▃▂▂▂▂▂▂▂▂▂▁▂▁▁▁▁▁</text:p>
      <text:p text:style-name="Standard">wandb: <text:s text:c="5"/>metrics/precision ██▄▅▄▂▁▁▂▅▅▁▅▄▅▅▇▅▅▆▄▆▆██▇▅▄▄▅▃▅▅▆▇▆▄▄▄▅</text:p>
      <text:p text:style-name="Standard">wandb: <text:s text:c="8"/>metrics/recall ▁▂▄▅▅▅▆▇▆▆▇█▇▆▆▇▆▇▇▆▇▇▇▆▆▆▇▇▇▇█▇▇▇▆▆█▇█▇</text:p>
      <text:p text:style-name="Standard">wandb: <text:s text:c="7"/>metrics/mAP_0.5 ▁▂▄▅▅▆▆▆▇▇▇▇█▇▇█████████████████████████</text:p>
      <text:p text:style-name="Standard">wandb: <text:s text:c="2"/>metrics/mAP_0.5:0.95 ▁▂▄▅▅▆▆▆▇▇▇▇▇▇▇█████████████████████████</text:p>
      <text:p text:style-name="Standard">wandb: <text:s text:c="10"/>val/box_loss █▅▃▃▂▂▂▂▂▁▁▁▁▂▁▁▁▁▁▁▁▁▁▁▁▁▁▁▁▁▁▁▁▁▁▁▁▁▁▁</text:p>
      <text:p text:style-name="Standard">wandb: <text:s text:c="10"/>val/obj_loss ▇█▅▄▃▂▃▄▂▁▂▁▁▂▂▁▁▁▁▁▁▁▁▁▁▁▁▁▁▁▁▁▁▁▁▁▁▁▁▁</text:p>
      <text:p text:style-name="Standard">wandb: <text:s text:c="10"/>val/cls_loss █▆▄▄▃▃▂▃▂▂▂▁▁▂▁▁▁▁▁▁▁▁▁▁▁▁▁▁▁▁▁▁▁▁▁▁▁▁▁▁</text:p>
      <text:p text:style-name="Standard">wandb: <text:s text:c="17"/>x/lr0 ▃▆█████▇▇▇▇▇▇▆▆▆▆▅▅▅▅▄▄▄▃▃▃▃▂▂▂▂▂▁▁▁▁▁▁▁</text:p>
      <text:p text:style-name="Standard">wandb: <text:s text:c="17"/>x/lr1 ▃▆█████▇▇▇▇▇▇▆▆▆▆▅▅▅▅▄▄▄▃▃▃▃▂▂▂▂▂▁▁▁▁▁▁▁</text:p>
      <text:p text:style-name="Standard">wandb: <text:s text:c="17"/>x/lr2 █▄▂▂▂▂▂▂▂▂▂▂▂▂▂▂▂▂▁▁▁▁▁▁▁▁▁▁▁▁▁▁▁▁▁▁▁▁▁▁</text:p>
      <text:p text:style-name="Standard">wandb: <text:s text:c="14"/>_runtime ▁▁▁▁▂▂▂▂▂▃▃▃▃▃▃▄▄▄▄▄▄▅▅▅▅▅▆▆▆▆▆▆▇▇▇▇▇███</text:p>
      <text:p text:style-name="Standard">wandb: <text:s text:c="12"/>_timestamp ▁▁▁▁▂▂▂▂▂▃▃▃▃▃▃▄▄▄▄▄▄▅▅▅▅▅▆▆▆▆▆▆▇▇▇▇▇███</text:p>
      <text:p text:style-name="Standard">wandb: <text:s text:c="17"/>_step ▁▁▁▁▂▂▂▂▂▃▃▃▃▃▃▄▄▄▄▄▅▅▅▅▅▅▆▆▆▆▆▆▇▇▇▇▇███</text:p>
      <text:p text:style-name="Standard"><text:soft-page-break/>wandb: </text:p>
      <text:p text:style-name="Standard">wandb: Synced 6 W&amp;B file(s), 335 media file(s), 1 artifact file(s) and 0 other file(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7:58:29.037554733</meta:creation-date>
    <meta:generator>LibreOffice/6.4.7.2$Linux_X86_64 LibreOffice_project/40$Build-2</meta:generator>
    <dc:date>2021-08-27T17:59:08.122607877</dc:date>
    <meta:editing-duration>PT39S</meta:editing-duration>
    <meta:editing-cycles>1</meta:editing-cycles>
    <meta:document-statistic meta:table-count="0" meta:image-count="0" meta:object-count="0" meta:page-count="4" meta:paragraph-count="87" meta:word-count="538" meta:character-count="6804" meta:non-whitespace-character-count="4207"/>
  </office:meta>
</office:document-meta>
</file>